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4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3cm" draw:caption-point-x="-0.576cm" draw:caption-point-y="1.64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/10/2024</text:date>, <text:time>04:1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9M58S</meta:editing-duration>
    <meta:editing-cycles>1268</meta:editing-cycles>
    <meta:generator>OpenOffice/4.1.15$Win32 OpenOffice.org_project/4115m2$Build-9813</meta:generator>
    <dc:date>2024-10-31T04:19:12.4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